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style:text-properties style:font-name="Arial"/>
    </style:style>
    <style:style style:name="P2" style:family="paragraph" style:parent-style-name="Standard">
      <style:paragraph-properties fo:line-height="100%"/>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s:</text:p>
      <text:p text:style-name="P1">Tentative: requires unit tests (Currently everything requires a unit test. Or does it? Well, most things do.)</text:p>
      <text:p text:style-name="P1"/>
      <text:p text:style-name="P1">Tentatively completed:</text:p>
      <text:p text:style-name="P1">Items:</text:p>
      <text:p text:style-name="P1"><text:tab/>Basic level 1 items.</text:p>
      <text:p text:style-name="P1"><text:tab/>Items modifying stats.</text:p>
      <text:p text:style-name="P1">Stats:</text:p>
      <text:p text:style-name="P1"><text:tab/>4 main stats</text:p>
      <text:p text:style-name="P1"><text:tab/>speed</text:p>
      <text:p text:style-name="P1">Basic map generation: map is generated when player walks close to an edge.</text:p>
      <text:p text:style-name="P1">Make map disappear when out of range.</text:p>
      <text:p text:style-name="P1">Generate cities (a shop and inn will suffice, maybe 3 hex radius) (Did not do 3 hex radius! Did 2x2 chunk block. In the long term, doesn't matter.)</text:p>
      <text:p text:style-name="P1">Keep cities when out of range.</text:p>
      <text:p text:style-name="P1">Create world to world passage. Keep that data stored.</text:p>
      <text:p text:style-name="P1">Code restructuring: Make a tile class in landscape.</text:p>
      <text:p text:style-name="P1">Derive the math for distancing staggered hexes. (can't find a single implementation)</text:p>
      <text:p text:style-name="P1"/>
      <text:p text:style-name="P1">Basic AI is done.</text:p>
      <text:p text:style-name="P1">Behaviors: chaser, runner</text:p>
      <text:p text:style-name="P1">Moods: resting, normal, berserk, afraid</text:p>
      <text:p text:style-name="P1"/>
      <text:p text:style-name="P1">To do:</text:p>
      <text:p text:style-name="P1"/>
      <text:p text:style-name="P1">Terrain:</text:p>
      <text:p text:style-name="P1">Terrain distortion (graphics related):</text:p>
      <text:p text:style-name="P1"><text:tab/>Invert a few hexes, change the hue of some others.</text:p>
      <text:p text:style-name="P1">Doodads (add into tile class):</text:p>
      <text:p text:style-name="P1"><text:tab/>1 hex sized doodads. Later, larger and uneven doodads.</text:p>
      <text:p text:style-name="P1"/>
      <text:p text:style-name="P1">Graphics:</text:p>
      <text:p text:style-name="P1">View has been paused. Upon receiving terrain and character images from Bart, it will be resumed. Bart has left the building. Graphics are now postponed until Skills, AI, and most of terrain is implemented.</text:p>
      <text:p text:style-name="P1"/>
      <text:p text:style-name="P1">Combat:</text:p>
      <text:p text:style-name="P1">Allow a player to attack another.</text:p>
      <text:p text:style-name="P1"/>
      <text:p text:style-name="P1">AI:</text:p>
      <text:p text:style-name="P1">Give sight distance.</text:p>
      <text:p text:style-name="P1"/>
      <text:p text:style-name="P1">Controls:</text:p>
      <text:p text:style-name="P1">Upon completion of graphics up to having terrain and character images, implement mouse clicking and more keys.</text:p>
      <text:p text:style-name="P1"/>
      <text:p text:style-name="P1">Interface:</text:p>
      <text:p text:style-name="P1">Upon completion of controls up to mouse clicking, create interface and allow mouse <text:soft-page-break/>clicks/keys.</text:p>
      <text:p text:style-name="P1"/>
      <text:p text:style-name="P1">Abilities:</text:p>
      <text:p text:style-name="P1">Implement all that are currently in design.odt.</text:p>
      <text:p text:style-name="P1"/>
      <text:p text:style-name="P1">Skills:</text:p>
      <text:p text:style-name="P1">Upon completion of abilities, implement skill system. (much detail required, but keep it simpl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och </meta:initial-creator>
    <meta:creation-date>2013-02-08T03:06:48</meta:creation-date>
    <meta:generator>LibreOffice/3.5$Linux_X86_64 LibreOffice_project/350m1$Build-2</meta:generator>
    <dc:date>2013-02-17T18:34:19</dc:date>
    <dc:creator>Hooch </dc:creator>
    <meta:editing-duration>PT3H12M17S</meta:editing-duration>
    <meta:editing-cycles>21</meta:editing-cycles>
    <meta:document-statistic meta:table-count="0" meta:image-count="0" meta:object-count="0" meta:page-count="2" meta:paragraph-count="39" meta:word-count="261" meta:character-count="1624" meta:non-whitespace-character-count="1396"/>
  </office:meta>
</office:document-meta>
</file>